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1645a5" officeooo:paragraph-rsid="001645a5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16eacf" officeooo:paragraph-rsid="0016eacf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16eacf" officeooo:paragraph-rsid="0018168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6eacf" officeooo:paragraph-rsid="0016eac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16eacf" officeooo:paragraph-rsid="001824d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6eacf" officeooo:paragraph-rsid="0019ab7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6eacf" officeooo:paragraph-rsid="001a5eb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6eacf" officeooo:paragraph-rsid="001beb1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6eacf" officeooo:paragraph-rsid="001d11d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6eacf" officeooo:paragraph-rsid="001d423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6eacf" officeooo:paragraph-rsid="001f165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61472" officeooo:paragraph-rsid="0016147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645a5" officeooo:paragraph-rsid="0016147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645a5" officeooo:paragraph-rsid="001645a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6eacf" officeooo:paragraph-rsid="0016eac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6eacf" officeooo:paragraph-rsid="001824d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6eacf" officeooo:paragraph-rsid="0019ab7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6eacf" officeooo:paragraph-rsid="00181686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6eacf" officeooo:paragraph-rsid="001a5eb4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font-size="12pt" fo:font-style="italic" style:text-underline-style="solid" style:text-underline-width="auto" style:text-underline-color="font-color" fo:font-weight="bold" officeooo:paragraph-rsid="00161472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61472" officeooo:paragraph-rsid="00161472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61472"/>
    </style:style>
    <style:style style:name="T2" style:family="text">
      <style:text-properties fo:font-style="normal" style:text-underline-style="none" fo:font-weight="normal" officeooo:rsid="00161472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645a5" style:font-style-asian="normal" style:font-weight-asian="normal" style:font-style-complex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officeooo:rsid="001824de"/>
    </style:style>
    <style:style style:name="T6" style:family="text">
      <style:text-properties officeooo:rsid="0019ab79"/>
    </style:style>
    <style:style style:name="T7" style:family="text">
      <style:text-properties style:text-underline-style="none" officeooo:rsid="001824de"/>
    </style:style>
    <style:style style:name="T8" style:family="text">
      <style:text-properties style:text-underline-style="none" officeooo:rsid="001a5eb4"/>
    </style:style>
    <style:style style:name="T9" style:family="text">
      <style:text-properties officeooo:rsid="001a5eb4"/>
    </style:style>
    <style:style style:name="T10" style:family="text">
      <style:text-properties officeooo:rsid="001beb1e"/>
    </style:style>
    <style:style style:name="T11" style:family="text">
      <style:text-properties officeooo:rsid="001d11d3"/>
    </style:style>
    <style:style style:name="T12" style:family="text">
      <style:text-properties officeooo:rsid="001d4234"/>
    </style:style>
    <style:style style:name="T13" style:family="text">
      <style:text-properties officeooo:rsid="001f1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<text:tab/><text:tab/><text:tab/><text:tab/><text:tab/><text:tab/></text:span><text:span text:style-name="T1">Teamarbeit</text:span></text:p>
      <text:p text:style-name="P21"/>
      <text:p text:style-name="P21"/>
      <text:p text:style-name="P21">Was ist die Kennzeichnung einer Gruppe?:</text:p>
      <text:p text:style-name="P12"/>
      <text:p text:style-name="P12">→ gemeinsame Zielstellung/Intresse</text:p>
      <text:p text:style-name="P12">→ Wechselbeziehungen zwischen den Einzelpersonen</text:p>
      <text:p text:style-name="P12">→ über längere Zeitraum gebildet</text:p>
      <text:p text:style-name="P12">→ Größere Personenanzahl</text:p>
      <text:p text:style-name="P12"/>
      <text:p text:style-name="P12"/>
      <text:p text:style-name="P12"/>
      <text:p text:style-name="P12">Kennzeichen eines Team's:</text:p>
      <text:p text:style-name="P12"/>
      <text:p text:style-name="P12">→ begrenzte Personenzahl</text:p>
      <text:p text:style-name="P12">→ Wir-Gefühl</text:p>
      <text:p text:style-name="P12">→ Gemeinsames abgestimmtes handeln</text:p>
      <text:p text:style-name="P20"><text:span text:style-name="T2">→ </text:span><text:span text:style-name="T3">Uneingeschränkte Kommunikation</text:span></text:p>
      <text:p text:style-name="P13"/>
      <text:p text:style-name="P13"/>
      <text:p text:style-name="P13"/>
      <text:p text:style-name="P14">Ziele der Teamarbeit:</text:p>
      <text:p text:style-name="P14"/>
      <text:p text:style-name="P14">→ allein übergreifende Arbeitsaufträge zu erfüllen, ist unmöglich =&gt; gründen von Teams</text:p>
      <text:p text:style-name="P14"/>
      <text:p text:style-name="P14">→ individuelles Handeln und Wissen führt zur erhöhten Gesamtkompetenz</text:p>
      <text:p text:style-name="P14"/>
      <text:p text:style-name="P14"/>
      <text:p text:style-name="P14">Teamarbeit verfolgt folgende Ziele:</text:p>
      <text:p text:style-name="P14"/>
      <text:p text:style-name="P14">- wirtschaftliche Ziele, wie Kosteneinsparung durch neue Verfahren</text:p>
      <text:p text:style-name="P14">- Qualitätsziele, Verbesserung der Qualität durch Kundenorientierung</text:p>
      <text:p text:style-name="P14">- Steigerung der Effektivität/Produktivität</text:p>
      <text:p text:style-name="P14">- soziale Ziele (Einstellungen/Verhaltensweisen der Mitarbeiter verändern, Gruppenaktivität verbessern, Identifizierung mit der Arbeit)</text:p>
      <text:p text:style-name="P14">- entwickeln der kreativen Fähigkeiten, Abbau von Monotonie =&gt; Flexibilität, im Arbeitseinsatz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Die Teamentwicklung</text:span> </text:p>
      <text:p text:style-name="P18">-Einteilung in Phasen- </text:p>
      <text:p text:style-name="P4"/>
      <text:p text:style-name="P4"/>
      <text:p text:style-name="P15">1. Phase =&gt; Orientierungsphase</text:p>
      <text:p text:style-name="P4"/>
      <text:p text:style-name="P4">→ Teammitglieder müssen sich an Bedingungen orientieren =&gt; wird durch klare Rahmenbedingungen vereinfacht</text:p>
      <text:p text:style-name="P4"/>
      <text:p text:style-name="P4">→ Aufgabenfestlegung durch Teamleiter und Verteilung</text:p>
      <text:p text:style-name="P4"/>
      <text:p text:style-name="P4">→ zeitliche Festlegung von Kontrollen</text:p>
      <text:p text:style-name="P4"/>
      <text:p text:style-name="P16"><text:span text:style-name="T5"/></text:p>
      <text:p text:style-name="P16"><text:span text:style-name="T5">2. Phase =&gt; Organisationsphase</text:span></text:p>
      <text:p text:style-name="P16"><text:span text:style-name="T5"/></text:p>
      <text:p text:style-name="P5"><text:span text:style-name="T5">→ Austragen von Konflikten und Diskussionen</text:span></text:p>
      <text:p text:style-name="P5"><text:span text:style-name="T5"/></text:p>
      <text:p text:style-name="P5"><text:span text:style-name="T5">→ Infragestellung von: Aufgabenverteilung, Kompetenz, Akzeptanz u.a.</text:span></text:p>
      <text:p text:style-name="P5"><text:span text:style-name="T5"/></text:p>
      <text:p text:style-name="P5"><text:span text:style-name="T5">→ viel Zeit für Besprechungen und Diskussionen einplanen</text:span></text:p>
      <text:p text:style-name="P5"><text:span text:style-name="T5"/></text:p>
      <text:p text:style-name="P16"><text:span text:style-name="T7"/></text:p>
      <text:p text:style-name="P16"><text:span text:style-name="T5">3. Phase =&gt; Ordnungsphase</text:span></text:p>
      <text:p text:style-name="P16"><text:span text:style-name="T5"/></text:p>
      <text:p text:style-name="P5"><text:span text:style-name="T5">→ Vertrauen und Akzeptanz wachsen</text:span></text:p>
      <text:p text:style-name="P5"><text:span text:style-name="T5"/></text:p>
      <text:p text:style-name="P5"><text:span text:style-name="T5">→ starre Abläufe und Vorgehensweise lösen sich auf</text:span></text:p>
      <text:p text:style-name="P5"><text:span text:style-name="T5"/></text:p>
      <text:p text:style-name="P5"><text:span text:style-name="T5">→ Meinung anderer wird akzeptiert</text:span></text:p>
      <text:p text:style-name="P5"><text:span text:style-name="T5"/></text:p>
      <text:p text:style-name="P5"><text:span text:style-name="T5">→ Ziel darf nicht aus den Augen gelassen werden =&gt; Kontrolle (Vorgehensweise)</text:span></text:p>
      <text:p text:style-name="P5"><text:span text:style-name="T5"/></text:p>
      <text:p text:style-name="P5"><text:span text:style-name="T5">→ Ziel-, Zeit- und Arbeitspläne anwenden und Kreativität nutzen</text:span></text:p>
      <text:p text:style-name="P5"><text:span text:style-name="T5"/></text:p>
      <text:p text:style-name="P17"><text:span text:style-name="T7"/></text:p>
      <text:p text:style-name="P17"><text:span text:style-name="T6">4. Phase =&gt; Leistungsphase</text:span></text:p>
      <text:p text:style-name="P17"><text:span text:style-name="T6"/></text:p>
      <text:p text:style-name="P6"><text:span text:style-name="T6">→ gemeinsame Entscheidungen, Rollenverteilung, Ziele u.ä sind verankert</text:span></text:p>
      <text:p text:style-name="P6"><text:span text:style-name="T6"/></text:p>
      <text:p text:style-name="P6"><text:span text:style-name="T6">→ alle sind für Veränderungen offen</text:span></text:p>
      <text:p text:style-name="P6"><text:span text:style-name="T6"/></text:p>
      <text:p text:style-name="P6"><text:span text:style-name="T6">→ flexibles reagieren auf veränderte Anforderungen</text:span></text:p>
      <text:p text:style-name="P6"><text:span text:style-name="T6"/></text:p>
      <text:p text:style-name="P6"><text:span text:style-name="T6">→ leichte Integration neuer Mitglieder</text:span></text:p>
      <text:p text:style-name="P6"><text:span text:style-name="T6"/></text:p>
      <text:p text:style-name="P6"><text:span text:style-name="T6">→ hohe Selbständigkeit der Mitglieder</text:span></text:p>
      <text:p text:style-name="P6"><text:span text:style-name="T6"/></text:p>
      <text:p text:style-name="P6"><text:span text:style-name="T6">→ schnelles Arbeiten und gegenseitiges Feedback</text:span></text:p>
      <text:p text:style-name="P6"><text:span text:style-name="T6"/></text:p>
      <text:p text:style-name="P6"><text:span text:style-name="T6">→ Besprechungen werden seltener</text:span></text:p>
      <text:p text:style-name="P6"><text:span text:style-name="T6"/></text:p>
      <text:p text:style-name="P19"><text:soft-page-break/><text:span text:style-name="T8"><text:tab/><text:tab/><text:tab/><text:tab/></text:span><text:span text:style-name="T9">Beeinflussung der Teamarbeit</text:span></text:p>
      <text:p text:style-name="P19"><text:span text:style-name="T9"/></text:p>
      <text:p text:style-name="P7"><text:span text:style-name="T9">Ob Teamarbeit gelingt oder misslingt wird bestimmt von:<text:tab/>- der Gruppendynamik</text:span></text:p>
      <text:p text:style-name="P7"><text:span text:style-name="T9"><text:tab/><text:tab/><text:tab/><text:tab/><text:tab/><text:tab/><text:tab/><text:tab/>- der Arbeitsmotivation</text:span></text:p>
      <text:p text:style-name="P7"><text:span text:style-name="T9"><text:tab/><text:tab/><text:tab/><text:tab/><text:tab/><text:tab/><text:tab/><text:tab/>- dem Betriebsklima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8"><text:span text:style-name="T10">Wenn folgende Rahmenbedingungen stimmen:</text:span></text:p>
      <text:p text:style-name="P8"><text:span text:style-name="T10"/></text:p>
      <text:p text:style-name="P8"><text:span text:style-name="T10"/></text:p>
      <text:p text:style-name="P8"><text:span text:style-name="T10">1) Teamfähigkeit:<text:tab/><text:tab/><text:tab/>- Sozialverhalten</text:span></text:p>
      <text:p text:style-name="P8"><text:span text:style-name="T10"><text:tab/><text:tab/><text:tab/><text:tab/><text:tab/>- Integrationsfähigkeit<text:tab/><text:tab/><text:tab/></text:span></text:p>
      <text:p text:style-name="P8"><text:span text:style-name="T10"><text:tab/><text:tab/><text:tab/><text:tab/><text:tab/>- Kommunikationsfähigkeit</text:span></text:p>
      <text:p text:style-name="P8"><text:span text:style-name="T10"><text:tab/><text:tab/><text:tab/><text:tab/><text:tab/>- Kooperation</text:span></text:p>
      <text:p text:style-name="P8"><text:span text:style-name="T10"><text:tab/><text:tab/><text:tab/><text:tab/><text:tab/>- Einstellungen u. Werthaltung gegenüber anderen (Toleranz) </text:span></text:p>
      <text:p text:style-name="P8"><text:span text:style-name="T10"/></text:p>
      <text:p text:style-name="P8"><text:span text:style-name="T10"/></text:p>
      <text:p text:style-name="P9"><text:span text:style-name="T11">2) Gruppengröße:<text:tab/><text:tab/><text:tab/>- günstig 3-7 Personen (geringe Personenanzahl)</text:span></text:p>
      <text:p text:style-name="P8"><text:span text:style-name="T10"/></text:p>
      <text:p text:style-name="P8"><text:span text:style-name="T10"/></text:p>
      <text:p text:style-name="P9"><text:span text:style-name="T11">3) Ziel- und Aufgabenstellung:<text:tab/>- eindeutig/korrekt</text:span></text:p>
      <text:p text:style-name="P8"><text:span text:style-name="T10"><text:tab/><text:tab/><text:tab/><text:tab/><text:tab/></text:span><text:span text:style-name="T11">- nachvollziehbar</text:span></text:p>
      <text:p text:style-name="P8"><text:span text:style-name="T10"><text:tab/><text:tab/><text:tab/><text:tab/><text:tab/></text:span><text:span text:style-name="T11">- in Teilbereiche abgegrenzt</text:span></text:p>
      <text:p text:style-name="P8"><text:span text:style-name="T10"><text:tab/><text:tab/><text:tab/><text:tab/><text:tab/></text:span><text:span text:style-name="T11">- Verantwortliche bestimmen</text:span></text:p>
      <text:p text:style-name="P8"><text:span text:style-name="T11"/></text:p>
      <text:p text:style-name="P10"><text:span text:style-name="T11"/></text:p>
      <text:p text:style-name="P11"><text:span text:style-name="T12">4) Kommunikations-<text:tab/><text:tab/><text:tab/>- kurze Entscheidungswege<text:tab/><text:tab/><text:tab/></text:span></text:p>
      <text:p text:style-name="P11"><text:span text:style-name="T12"><text:tab/> <text:s text:c="2"/>und <text:tab/><text:tab/><text:tab/><text:tab/>- Handlungs- und Entscheidungsspielräume</text:span></text:p>
      <text:p text:style-name="P11"><text:span text:style-name="T12">Organisationsstrukturen:<text:tab/><text:tab/>- Zugr</text:span><text:span text:style-name="T13">i</text:span><text:span text:style-name="T12">ffserlaubnis d. Kommunikationsmittel</text:span></text:p>
      <text:p text:style-name="P11"><text:span text:style-name="T12"><text:tab/><text:tab/><text:tab/><text:tab/><text:tab/>- Vertretung nach außen</text:span></text:p>
      <text:p text:style-name="P8"><text:span text:style-name="T10"><text:tab/>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07:55:05.44</meta:creation-date>
    <dc:date>2013-03-19T07:40:34</dc:date>
    <meta:editing-duration>PT6H29M46S</meta:editing-duration>
    <meta:editing-cycles>10</meta:editing-cycles>
    <meta:generator>LibreOffice/4.0.0.2$Linux_x86 LibreOffice_project/408fe71bd18616c467b3dcd7ab6756528ffcae2</meta:generator>
    <dc:creator>root </dc:creator>
    <meta:document-statistic meta:table-count="0" meta:image-count="0" meta:object-count="0" meta:page-count="3" meta:paragraph-count="64" meta:word-count="338" meta:character-count="2807" meta:non-whitespace-character-count="2441"/>
  </office:meta>
</office:document-meta>
</file>